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868e1" officeooo:paragraph-rsid="001868e1"/>
    </style:style>
    <style:style style:name="P2" style:family="paragraph" style:parent-style-name="Title">
      <style:text-properties officeooo:rsid="00199452" officeooo:paragraph-rsid="00199452"/>
    </style:style>
    <style:style style:name="P3" style:family="paragraph" style:parent-style-name="Heading_20_1">
      <style:text-properties officeooo:rsid="001868e1" officeooo:paragraph-rsid="001868e1"/>
    </style:style>
    <style:style style:name="P4" style:family="paragraph" style:parent-style-name="Heading_20_1">
      <style:text-properties officeooo:rsid="00199452" officeooo:paragraph-rsid="00199452"/>
    </style:style>
    <style:style style:name="P5" style:family="paragraph" style:parent-style-name="Text_20_body" style:list-style-name="L1">
      <style:text-properties officeooo:rsid="001868e1" officeooo:paragraph-rsid="001868e1"/>
    </style:style>
    <style:style style:name="P6" style:family="paragraph" style:parent-style-name="Text_20_body" style:list-style-name="L2">
      <style:text-properties officeooo:rsid="001868e1" officeooo:paragraph-rsid="001868e1"/>
    </style:style>
    <style:style style:name="P7" style:family="paragraph" style:parent-style-name="Text_20_body" style:list-style-name="L3">
      <style:text-properties officeooo:rsid="00199452" officeooo:paragraph-rsid="00199452"/>
    </style:style>
    <style:style style:name="P8" style:family="paragraph" style:parent-style-name="Text_20_body" style:list-style-name="L4">
      <style:text-properties officeooo:rsid="001a7ad5" officeooo:paragraph-rsid="001a7ad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fe in Constantinople</text:p>
      <text:h text:style-name="P3" text:outline-level="1">The Capital City</text:h>
      <text:list xml:id="list2443972450" text:style-name="L1">
        <text:list-item>
          <text:p text:style-name="P5">Like Rome, Constantinople relied on resources from outside the city for it’s survival. </text:p>
          <text:list>
            <text:list-item>
              <text:p text:style-name="P5">People consumed grain from Egypt and piped water from rivers</text:p>
            </text:list-item>
          </text:list>
        </text:list-item>
        <text:list-item>
          <text:p text:style-name="P5">Constantinople was surrounded by seas on three sides.</text:p>
          <text:list>
            <text:list-item>
              <text:p text:style-name="P5">It’s strategic location made it the richest city of its time</text:p>
            </text:list-item>
            <text:list-item>
              <text:p text:style-name="P5">Traders brought a constant flow of goods</text:p>
            </text:list-item>
          </text:list>
        </text:list-item>
        <text:list-item>
          <text:p text:style-name="P5">Many of the residents lived in poverty</text:p>
          <text:list>
            <text:list-item>
              <text:p text:style-name="P5">People relied on government handouts of bread.</text:p>
            </text:list-item>
          </text:list>
        </text:list-item>
        <text:list-item>
          <text:p text:style-name="P5">People would go into the Hippodrome to watch chariot races</text:p>
          <text:list>
            <text:list-item>
              <text:p text:style-name="P5">Decorated with artifacts from Egypt and Greece.</text:p>
            </text:list-item>
          </text:list>
        </text:list-item>
      </text:list>
      <text:h text:style-name="P3" text:outline-level="1">Roman Influence</text:h>
      <text:list xml:id="list3699486986" text:style-name="L2">
        <text:list-item>
          <text:p text:style-name="P6">Reflected everything that was glorious about Rome.</text:p>
          <text:list>
            <text:list-item>
              <text:p text:style-name="P6">Byzantines considered themselves Roman.</text:p>
            </text:list-item>
            <text:list-item>
              <text:p text:style-name="P6">The inheritors of Roman culture.</text:p>
            </text:list-item>
            <text:list-item>
              <text:p text:style-name="P6">Constantinople had monuments from Rome, Greece and Egypt</text:p>
            </text:list-item>
          </text:list>
        </text:list-item>
        <text:list-item>
          <text:p text:style-name="P6">Constantinople was a center of trade and cultural diversity</text:p>
          <text:list>
            <text:list-item>
              <text:p text:style-name="P6">People who were trading near often settled in the city</text:p>
            </text:list-item>
            <text:list-item>
              <text:p text:style-name="P6">The official language was Greek, not Latin.</text:p>
            </text:list-item>
          </text:list>
        </text:list-item>
      </text:list>
      <text:p text:style-name="P2">Geography of the Byzantine Empire</text:p>
      <text:h text:style-name="P4" text:outline-level="1">Connecting East and West</text:h>
      <text:list xml:id="list699774007" text:style-name="L3">
        <text:list-item>
          <text:p text:style-name="P7">The Byzantine empire was located at the crossroads of Europe and Asia.</text:p>
          <text:list>
            <text:list-item>
              <text:p text:style-name="P7">The lead to many people settling there, and lead to diversity</text:p>
            </text:list-item>
          </text:list>
        </text:list-item>
        <text:list-item>
          <text:p text:style-name="P7">At the heart of the empire, was the small but important land link between Asia and Europe that permitted trade between the eastern world and western world.</text:p>
        </text:list-item>
        <text:list-item>
          <text:p text:style-name="P7"><text:soft-page-break/>Constantinople was located on the Bosporus Strait</text:p>
          <text:list>
            <text:list-item>
              <text:p text:style-name="P7">Links the Black Sea with the Mediterranean</text:p>
            </text:list-item>
          </text:list>
        </text:list-item>
      </text:list>
      <text:h text:style-name="P4" text:outline-level="1">Expanding the Empire</text:h>
      <text:list xml:id="list2475322479" text:style-name="L4">
        <text:list-item>
          <text:p text:style-name="P8">The resources that the Empire had made it a target for attack</text:p>
          <text:list>
            <text:list-item>
              <text:p text:style-name="P8">There was not strong barriers to protect the parts of the empire except for Constantinople</text:p>
            </text:list-item>
          </text:list>
        </text:list-item>
        <text:list-item>
          <text:p text:style-name="P8">The borders of the empire grew and shrank for over a thousand years</text:p>
          <text:list>
            <text:list-item>
              <text:p text:style-name="P8">At one point, the empire had complete control of the Mediterranean</text:p>
            </text:list-item>
          </text:list>
        </text:list-item>
        <text:list-item>
          <text:p text:style-name="P8">One of the best rulers of the Byzantine empire was Justinian</text:p>
          <text:list>
            <text:list-item>
              <text:p text:style-name="P8">Justinian ruled from 527 AD to 565 AD.</text:p>
            </text:list-item>
            <text:list-item>
              <text:p text:style-name="P8">He recaptured large areas of the western Roman Empire, including the city of Rome</text:p>
              <text:list>
                <text:list-item>
                  <text:p text:style-name="P8">He reunited the Roman Empires for a brief amount of time</text:p>
                </text:list-item>
                <text:list-item>
                  <text:p text:style-name="P8">This wouldn’t last long, as Rome was invaded by barbarians after Justinian’s death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9:03:14.288236042</meta:creation-date>
    <meta:generator>LibreOffice/7.3.7.2$Linux_X86_64 LibreOffice_project/30$Build-2</meta:generator>
    <dc:date>2023-03-06T09:37:24.880762946</dc:date>
    <meta:editing-duration>PT11M30S</meta:editing-duration>
    <meta:editing-cycles>2</meta:editing-cycles>
    <meta:document-statistic meta:table-count="0" meta:image-count="0" meta:object-count="0" meta:page-count="2" meta:paragraph-count="36" meta:word-count="352" meta:character-count="1960" meta:non-whitespace-character-count="1673"/>
  </office:meta>
</office:document-meta>
</file>